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juicy-potato-abusing-the-golden-privileges"/>Juicy Potato (abusing the golden privileges)</text:h>
      <text:p text:style-name="Text_20_body"><text:span text:style-name="Emphasis">A sugared version of </text:span><text:a xlink:type="simple" xlink:href="https://github.com/breenmachine/RottenPotatoNG" text:style-name="Internet_20_link" text:visited-style-name="Visited_20_Internet_20_Link"><text:span text:style-name="Emphasis">RottenPotatoNG</text:span></text:a><text:span text:style-name="Emphasis">, with a bit of juice, i.e. </text:span><text:span text:style-name="Emphasis"><text:span text:style-name="Strong_20_Emphasis">another Local Privilege Escalation tool, from a Windows Service Accounts to NT AUTHORITY\SYSTEM</text:span></text:span></text:p>
      <text:h text:style-name="Heading_20_2" text:outline-level="2"><text:bookmark text:name="summary"/>Summary</text:h>
      <text:p text:style-name="Text_20_body"><text:a xlink:type="simple" xlink:href="https://github.com/breenmachine/RottenPotatoNG" text:style-name="Internet_20_link" text:visited-style-name="Visited_20_Internet_20_Link">RottenPotatoNG</text:a> and its <text:a xlink:type="simple" xlink:href="https://github.com/decoder-it/lonelypotato" text:style-name="Internet_20_link" text:visited-style-name="Visited_20_Internet_20_Link">variants</text:a> leverages the privilege escalation chain based on <text:a xlink:type="simple" xlink:href="https://msdn.microsoft.com/en-us/library/windows/desktop/bb968799(v=vs.85).aspx" text:style-name="Internet_20_link" text:visited-style-name="Visited_20_Internet_20_Link"><text:span text:style-name="Source_20_Text">BITS</text:span></text:a> <text:a xlink:type="simple" xlink:href="https://github.com/breenmachine/RottenPotatoNG/blob/4eefb0dd89decb9763f2bf52c7a067440a9ec1f0/RottenPotatoEXE/MSFRottenPotato/MSFRottenPotato.cpp#L126" text:style-name="Internet_20_link" text:visited-style-name="Visited_20_Internet_20_Link">service</text:a> having the MiTM listener on <text:span text:style-name="Source_20_Text">127.0.0.1:6666</text:span> and when you have <text:span text:style-name="Source_20_Text">SeImpersonate</text:span> or <text:span text:style-name="Source_20_Text">SeAssignPrimaryToken</text:span> privileges. During a Windows build review we found a setup where <text:span text:style-name="Source_20_Text">BITS</text:span> was intentionally disabled and port <text:span text:style-name="Source_20_Text">6666</text:span> was taken.</text:p>
      <text:p text:style-name="Text_20_body">We decided to weaponize <text:a xlink:type="simple" xlink:href="https://github.com/breenmachine/RottenPotatoNG" text:style-name="Internet_20_link" text:visited-style-name="Visited_20_Internet_20_Link">RottenPotatoNG</text:a>: <text:span text:style-name="Strong_20_Emphasis">Say hello to Juicy Potato</text:span>.</text:p>
      <text:p text:style-name="Quotations">For the theory, see <text:a xlink:type="simple" xlink:href="https://foxglovesecurity.com/2016/09/26/rotten-potato-privilege-escalation-from-service-accounts-to-system/" text:style-name="Internet_20_link" text:visited-style-name="Visited_20_Internet_20_Link">Rotten Potato - Privilege Escalation from Service Accounts to SYSTEM</text:a> and follow the chain of links and references.</text:p>
      <text:p text:style-name="Text_20_body">We discovered that, other than <text:span text:style-name="Source_20_Text">BITS</text:span> there are a several COM servers we can abuse. They just need to:</text:p>
      <text:list xml:id="list2917385035" text:style-name="L1">
        <text:list-item>
          <text:p text:style-name="P3">be instantiable by the current user, normally a “service user” which has impersonation privileges </text:p>
        </text:list-item>
        <text:list-item>
          <text:p text:style-name="P3">implement the <text:span text:style-name="Source_20_Text">IMarshal</text:span> interface </text:p>
        </text:list-item>
        <text:list-item>
          <text:p text:style-name="P2">run as an elevated user (SYSTEM, Administrator, …) </text:p>
        </text:list-item>
      </text:list>
      <text:p text:style-name="Text_20_body">After some testing we obtained and tested an extensive list of <text:a xlink:type="simple" xlink:href="https://ohpe.it/juicy-potato/CLSID/" text:style-name="Internet_20_link" text:visited-style-name="Visited_20_Internet_20_Link">interesting CLSID’s</text:a> on several Windows versions.</text:p>
      <text:h text:style-name="Heading_20_2" text:outline-level="2"><text:bookmark text:name="juicy-details"/>Juicy details</text:h>
      <text:p text:style-name="Text_20_body">JuicyPotato allows you to:</text:p>
      <text:list xml:id="list4043786019" text:style-name="L2">
        <text:list-item>
          <text:p text:style-name="P4"><text:span text:style-name="Strong_20_Emphasis">Target CLSID</text:span><text:line-break/><text:span text:style-name="Emphasis">pick any CLSID you want. </text:span><text:a xlink:type="simple" xlink:href="https://ohpe.it/juicy-potato/CLSID/" text:style-name="Internet_20_link" text:visited-style-name="Visited_20_Internet_20_Link"><text:span text:style-name="Emphasis">Here</text:span></text:a><text:span text:style-name="Emphasis"> you can find the list organized by OS.</text:span></text:p>
        </text:list-item>
        <text:list-item>
          <text:p text:style-name="P4"><text:span text:style-name="Strong_20_Emphasis">COM Listening port</text:span><text:line-break/><text:span text:style-name="Emphasis">define COM listening port you prefer (instead of the marshalled hardcoded 6666)</text:span></text:p>
        </text:list-item>
        <text:list-item>
          <text:p text:style-name="P4"><text:span text:style-name="Strong_20_Emphasis">COM Listening IP address</text:span><text:line-break/><text:span text:style-name="Emphasis">bind the server on any IP</text:span></text:p>
        </text:list-item>
        <text:list-item>
          <text:p text:style-name="P5"><text:span text:style-name="Strong_20_Emphasis">Process creation mode</text:span><text:line-break/><text:span text:style-name="Emphasis">depending on the impersonated user’s privileges you can choose from:</text:span> </text:p>
          <text:list>
            <text:list-item>
              <text:p text:style-name="P5"><text:span text:style-name="Source_20_Text">CreateProcessWithToken</text:span> (needs <text:span text:style-name="Source_20_Text">SeImpersonate</text:span>) </text:p>
            </text:list-item>
            <text:list-item>
              <text:p text:style-name="P5"><text:span text:style-name="Source_20_Text">CreateProcessAsUser</text:span> (needs <text:span text:style-name="Source_20_Text">SeAssignPrimaryToken</text:span>) </text:p>
            </text:list-item>
            <text:list-item>
              <text:p text:style-name="P5"><text:span text:style-name="Source_20_Text">both</text:span> </text:p>
            </text:list-item>
          </text:list>
        </text:list-item>
        <text:list-item>
          <text:p text:style-name="P4"><text:span text:style-name="Strong_20_Emphasis">Process to launch</text:span><text:line-break/><text:span text:style-name="Emphasis">launch an executable or script if the exploitation succeeds</text:span></text:p>
        </text:list-item>
        <text:list-item>
          <text:p text:style-name="P4"><text:soft-page-break/><text:span text:style-name="Strong_20_Emphasis">Process Argument</text:span><text:line-break/><text:span text:style-name="Emphasis">customize the launched process arguments</text:span></text:p>
        </text:list-item>
        <text:list-item>
          <text:p text:style-name="P4"><text:span text:style-name="Strong_20_Emphasis">RPC Server address</text:span><text:line-break/><text:span text:style-name="Emphasis">for a stealthy approach you can authenticate to an external RPC server</text:span></text:p>
        </text:list-item>
        <text:list-item>
          <text:p text:style-name="P4"><text:span text:style-name="Strong_20_Emphasis">RPC Server port</text:span><text:line-break/><text:span text:style-name="Emphasis">useful if you want to authenticate to an external server and firewall is blocking port </text:span><text:span text:style-name="Emphasis"><text:span text:style-name="Source_20_Text">135</text:span></text:span><text:span text:style-name="Emphasis">…</text:span></text:p>
        </text:list-item>
        <text:list-item>
          <text:p text:style-name="P4"><text:span text:style-name="Strong_20_Emphasis">TEST mode</text:span><text:line-break/><text:span text:style-name="Emphasis">mainly for testing purposes, i.e. testing CLSIDs. It creates the DCOM and prints the user of token. See </text:span><text:a xlink:type="simple" xlink:href="https://ohpe.it/juicy-potato/Test/" text:style-name="Internet_20_link" text:visited-style-name="Visited_20_Internet_20_Link"><text:span text:style-name="Emphasis">here for testing</text:span></text:a> </text:p>
        </text:list-item>
      </text:list>
      <text:h text:style-name="Heading_20_2" text:outline-level="2"><text:bookmark text:name="usage"/>Usage</text:h>
      <text:p text:style-name="Preformatted_20_Text"><text:span text:style-name="Source_20_Text">T:\&gt;JuicyPotato.exe</text:span></text:p>
      <text:p text:style-name="Preformatted_20_Text"><text:span text:style-name="Source_20_Text">JuicyPotato v0.1</text:span></text:p>
      <text:p text:style-name="Preformatted_20_Text"/>
      <text:p text:style-name="Preformatted_20_Text"><text:span text:style-name="Source_20_Text">Mandatory args:</text:span></text:p>
      <text:p text:style-name="Preformatted_20_Text"><text:span text:style-name="Source_20_Text">-t createprocess call: &lt;t&gt; CreateProcessWithTokenW, &lt;u&gt; CreateProcessAsUser, &lt;*&gt; try both</text:span></text:p>
      <text:p text:style-name="Preformatted_20_Text"><text:span text:style-name="Source_20_Text">-p &lt;program&gt;: program to launch</text:span></text:p>
      <text:p text:style-name="Preformatted_20_Text"><text:span text:style-name="Source_20_Text">-l &lt;port&gt;: COM server listen port</text:span></text:p>
      <text:p text:style-name="Preformatted_20_Text"/>
      <text:p text:style-name="Preformatted_20_Text"/>
      <text:p text:style-name="Preformatted_20_Text"><text:span text:style-name="Source_20_Text">Optional args:</text:span></text:p>
      <text:p text:style-name="Preformatted_20_Text"><text:span text:style-name="Source_20_Text">-m &lt;ip&gt;: COM server listen address (default 127.0.0.1)</text:span></text:p>
      <text:p text:style-name="Preformatted_20_Text"><text:span text:style-name="Source_20_Text">-a &lt;argument&gt;: command line argument to pass to program (default NULL)</text:span></text:p>
      <text:p text:style-name="Preformatted_20_Text"><text:span text:style-name="Source_20_Text">-k &lt;ip&gt;: RPC server ip address (default 127.0.0.1)</text:span></text:p>
      <text:p text:style-name="Preformatted_20_Text"><text:span text:style-name="Source_20_Text">-n &lt;port&gt;: RPC server listen port (default 135)</text:span></text:p>
      <text:p text:style-name="Preformatted_20_Text"><text:span text:style-name="Source_20_Text">-c &lt;{clsid}&gt;: CLSID (default BITS:{4991d34b-80a1-4291-83b6-3328366b9097})</text:span></text:p>
      <text:p text:style-name="P1"><text:span text:style-name="Source_20_Text">-z only test CLSID and print token's user</text:span></text:p>
      <text:h text:style-name="Heading_20_2" text:outline-level="2"><text:bookmark text:name="example"/>Example</text:h>
      <text:p text:style-name="Text_20_body"><draw:frame draw:style-name="fr1" draw:name="Image1" text:anchor-type="as-char" svg:width="1.997cm" svg:height="0.998cm" draw:z-index="0"><draw:image xlink:href="https://ohpe.it/juicy-potato/assets/poc.png" xlink:type="simple" xlink:show="embed" xlink:actuate="onLoad"/></draw:frame></text:p>
      <text:h text:style-name="Heading_20_2" text:outline-level="2"><text:bookmark text:name="final-thoughts"/>Final thoughts</text:h>
      <text:p text:style-name="Text_20_body">If the user has <text:span text:style-name="Source_20_Text">SeImpersonate</text:span> or <text:span text:style-name="Source_20_Text">SeAssignPrimaryToken</text:span> privileges then you are <text:span text:style-name="Strong_20_Emphasis">SYSTEM</text:span>.</text:p>
      <text:p text:style-name="Text_20_body">It’s nearly impossible to prevent the abuse of all these COM Servers. You could think to modify the permissions of these objects via <text:span text:style-name="Source_20_Text">DCOMCNFG</text:span> but good luck, this is gonna be challenging.</text:p>
      <text:p text:style-name="Text_20_body">The actual solution is to protect sensitive accounts and applications which run under the <text:span text:style-name="Source_20_Text">* SERVICE</text:span> accounts. Stopping <text:span text:style-name="Source_20_Text">DCOM</text:span> would certainly inhibit this exploit but could have a serious impact on the underlying O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Bitstream Vera Sans" style:font-family-asian="'Bitstream Vera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Bitstream Vera Sans" style:font-family-asian="'Bitstream Vera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30T10:42:20.124222212</meta:creation-date>
    <dc:date>2021-12-30T10:44:03.842128447</dc:date>
    <meta:editing-duration>PT1M44S</meta:editing-duration>
    <meta:editing-cycles>1</meta:editing-cycles>
    <meta:document-statistic meta:table-count="0" meta:image-count="1" meta:object-count="0" meta:page-count="2" meta:paragraph-count="45" meta:word-count="487" meta:character-count="3117" meta:non-whitespace-character-count="2681"/>
    <meta:generator>LibreOffice/7.2.4.1$Linux_X86_64 LibreOffice_project/20$Build-1</meta:generator>
  </office:meta>
</office:document-meta>
</file>